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5f98" officeooo:paragraph-rsid="000d5f98"/>
    </style:style>
    <style:style style:name="P2" style:family="paragraph" style:parent-style-name="Standard">
      <style:text-properties officeooo:rsid="000d5f98" officeooo:paragraph-rsid="00102f12"/>
    </style:style>
    <style:style style:name="P3" style:family="paragraph" style:parent-style-name="Standard">
      <style:text-properties officeooo:rsid="00102f12" officeooo:paragraph-rsid="00102f12"/>
    </style:style>
    <style:style style:name="P4" style:family="paragraph" style:parent-style-name="Standard">
      <style:text-properties officeooo:rsid="001141e9" officeooo:paragraph-rsid="001141e9"/>
    </style:style>
    <style:style style:name="P5" style:family="paragraph" style:parent-style-name="Standard">
      <style:text-properties officeooo:rsid="00122af5" officeooo:paragraph-rsid="00122af5"/>
    </style:style>
    <style:style style:name="P6" style:family="paragraph" style:parent-style-name="Standard">
      <style:text-properties officeooo:rsid="0012e16a" officeooo:paragraph-rsid="0012e16a"/>
    </style:style>
    <style:style style:name="T1" style:family="text">
      <style:text-properties officeooo:rsid="000d61ea"/>
    </style:style>
    <style:style style:name="T2" style:family="text">
      <style:text-properties officeooo:rsid="000da19b"/>
    </style:style>
    <style:style style:name="T3" style:family="text">
      <style:text-properties officeooo:rsid="00102f12"/>
    </style:style>
    <style:style style:name="T4" style:family="text">
      <style:text-properties officeooo:rsid="001141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 (un thème par td)</text:p>
      <text:p text:style-name="P1"><text:tab/>exposé avec vocab scéance<text:span text:style-name="T4">+</text:span>commentaires d'oeuvres</text:p>
      <text:p text:style-name="P1"/>
      <text:p text:style-name="P1">Séances :</text:p>
      <text:p text:style-name="P1"/>
      <text:p text:style-name="P2">1_ <text:span text:style-name="T3">15/01</text:span></text:p>
      <text:p text:style-name="P2">prog/orga</text:p>
      <text:p text:style-name="P1"/>
      <text:p text:style-name="P1">2_ 22/01</text:p>
      <text:p text:style-name="P1">Entre MA et Renaissance : le gothique international</text:p>
      <text:p text:style-name="P1"><text:tab/><text:span text:style-name="T1">expo, </text:span>oeuvre de Simoné Martini</text:p>
      <text:p text:style-name="P1"><text:tab/>description oeuvre pictorale</text:p>
      <text:p text:style-name="P1">3_ 29/01</text:p>
      <text:p text:style-name="P1">Le gout pour l'Antique, la grande sculpture à Florence 1400-1450</text:p>
      <text:p text:style-name="P1"><text:tab/>Donatello...</text:p>
      <text:p text:style-name="P1"><text:tab/>maitriser composition sculpture</text:p>
      <text:p text:style-name="P1"/>
      <text:p text:style-name="P1">4_ 05/02</text:p>
      <text:p text:style-name="P1">Les nouvelles audaces de l'architecture</text:p>
      <text:p text:style-name="P1"><text:tab/>archi et peinture à Florence</text:p>
      <text:p text:style-name="P1"><text:tab/>expo, Palais Italiens à la Renaissance</text:p>
      <text:p text:style-name="P1"><text:tab/>vocab, descri archi civi et palais veniciens</text:p>
      <text:p text:style-name="P1"/>
      <text:p text:style-name="P1">5_ 12/02</text:p>
      <text:p text:style-name="P1">Mutations de la peintre</text:p>
      <text:p text:style-name="P1"><text:tab/>expo, de la fresque à la peinture à l'huile</text:p>
      <text:p text:style-name="P1"/>
      <text:p text:style-name="P1">6_ 26/02</text:p>
      <text:p text:style-name="P1">Devoir sur table, vocab/oeuvres <text:span text:style-name="T2">sur s1à5 (40%de la note finale)</text:span></text:p>
      <text:p text:style-name="P1"/>
      <text:p text:style-name="P3">7_ 05/0<text:span text:style-name="T4">3</text:span></text:p>
      <text:p text:style-name="P3">Mécénat artistique à la Renaissance</text:p>
      <text:p text:style-name="P3"><text:tab/>les cours italiennes</text:p>
      <text:p text:style-name="P3"><text:tab/>expo, ateliers artistes et commandes des cours</text:p>
      <text:p text:style-name="P1"/>
      <text:p text:style-name="P3">8_ 12/0<text:span text:style-name="T4">3</text:span></text:p>
      <text:p text:style-name="P3">Les villas à la renaissance</text:p>
      <text:p text:style-name="P3"><text:tab/>Rome et Michealange</text:p>
      <text:p text:style-name="P3"><text:tab/>expo, villa italienne au XV° et XVI°</text:p>
      <text:p text:style-name="P3"/>
      <text:p text:style-name="P3">9_ 19/0<text:span text:style-name="T4">3\\\\\\\\\\\\\\\\\\\\\\\\\\\\\\\\\\\\\\\\\\\\\\\\\\\\\\\\\\\\\\\\\\\\\\\\\\\\\\\\\\\\\\\\\\\\\\\\\\\\\\\\\\\\\\\\\\\\\\\\\\\\\\\\\\\\\\\\</text:span></text:p>
      <text:p text:style-name="P3">Le dessin</text:p>
      <text:p text:style-name="P3"><text:tab/>Micheal ange et Raphael</text:p>
      <text:p text:style-name="P3"><text:tab/>expo, le dessin à la renaissance</text:p>
      <text:p text:style-name="P3"/>
      <text:p text:style-name="P3">10_ 26/0<text:span text:style-name="T4">3</text:span></text:p>
      <text:p text:style-name="P3">L'art du portrait</text:p>
      <text:p text:style-name="P3"><text:tab/>Michael ange et Raphael</text:p>
      <text:p text:style-name="P3"><text:tab/>expo, l'art du portrait au XVI°</text:p>
      <text:p text:style-name="P3"/>
      <text:p text:style-name="P3">11_ </text:p>
      <text:p text:style-name="P3"><text:soft-page-break/>devoir final<text:span text:style-name="T4">(40% note final) 2h dissert</text:span></text:p>
      <text:p text:style-name="P4">12_ 09/04</text:p>
      <text:p text:style-name="P4">correction devoir</text:p>
      <text:p text:style-name="P4"/>
      <text:p text:style-name="P4"/>
      <text:p text:style-name="P5">dans expo titres oeuvres maj partout</text:p>
      <text:p text:style-name="P6">texte/brouillon à rend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53S</meta:editing-duration>
    <meta:editing-cycles>12</meta:editing-cycles>
    <meta:generator>LibreOffice/5.3.6.1$Windows_x86 LibreOffice_project/686f202eff87ef707079aeb7f485847613344eb7</meta:generator>
    <dc:date>2018-01-15T15:12:32.506000000</dc:date>
    <meta:document-statistic meta:table-count="0" meta:image-count="0" meta:object-count="0" meta:page-count="2" meta:paragraph-count="45" meta:word-count="184" meta:character-count="1261" meta:non-whitespace-character-count="1104"/>
    <meta:user-defined meta:name="Info 1"/>
    <meta:user-defined meta:name="Info 2"/>
    <meta:user-defined meta:name="Info 3"/>
    <meta:user-defined meta:name="Info 4"/>
  </office:meta>
</office:document-meta>
</file>